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2pt" style:font-name-asian="Monospace" style:font-size-asian="12pt" style:font-name-complex="Monospace" style:font-size-complex="12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2pt" fo:background-color="#ffff00" style:font-name-asian="Monospace" style:font-size-asian="12pt" style:font-name-complex="Monospace" style:font-size-complex="12pt"/>
    </style:style>
    <style:style style:name="P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ff0000" style:font-name="Monospace" fo:font-size="12pt" style:font-name-asian="Monospace" style:font-size-asian="12pt" style:font-name-complex="Monospace" style:font-size-complex="12pt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ff" style:font-name="Monospace" fo:font-size="12pt" style:font-name-asian="Monospace" style:font-size-asian="12pt" style:font-name-complex="Monospace" style:font-size-complex="12pt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355e00" style:font-name="Monospace" fo:font-size="12pt" style:font-name-asian="Monospace" style:font-size-asian="12pt" style:font-name-complex="Monospace" style:font-size-complex="12pt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772953" style:font-name="Monospace" fo:font-size="12pt" style:font-name-asian="Monospace" style:font-size-asian="12pt" style:font-name-complex="Monospace" style:font-size-complex="12pt"/>
    </style:style>
    <style:style style:name="T1" style:family="text">
      <style:text-properties fo:color="#7729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awning Shelf0</text:p>
      <text:p text:style-name="P4">Spawning DeliveryRobot0</text:p>
      <text:p text:style-name="P4">Spawning Requestdummy0</text:p>
      <text:p text:style-name="P1">ORDER: 8, </text:p>
      <text:p text:style-name="P4">Spawning Picker0</text:p>
      <text:p text:style-name="P4">Warehouse agent warehouse@172.29.14.65:1100/JADE terminating</text:p>
      <text:p text:style-name="P1">%%%%%%%%%%%%%%%%%%%%%%%%%%%%%%%%%%%%%%%%%%%%%%%%%%%%%%%%%%%%%%%%%%%%%</text:p>
      <text:p text:style-name="P3">Picker: Requesting for an order.</text:p>
      <text:p text:style-name="P5">Order Agent: Sending an order to Picker</text:p>
      <text:p text:style-name="P3">Picker0@172.29.14.65:1100/JADE confirms he has order: 8, </text:p>
      <text:p text:style-name="P1">%%%%%%%%%%%%%%%%%%%%%%%%%%%%%%%%%%%%%%%%%%%%%%%%%%%%%%%%%%%%%%%%%%%%%</text:p>
      <text:p text:style-name="P3">Picker : Asking all the delivery robots if they are available.</text:p>
      <text:p text:style-name="P6">Delivery Robot: Confirmed Available to picker's request</text:p>
      <text:p text:style-name="P1">%%%%%%%%%%%%%%%%%%%%%%%%%%%%%%%%%%%%%%%%%%%%%%%%%%%%%%%%%%%%%%%%%%%%%</text:p>
      <text:p text:style-name="P3">Picker: Requesting for products from the Shelves</text:p>
      <text:p text:style-name="P3">Picker: Receiving answers from the shelves.</text:p>
      <text:p text:style-name="P1">%%%%%%%%%%%%%%%%%%%%%%%%%%%%%%%%%%%%%%%%%%%%%%%%%%%%%%%%%%%%%%%%%%%%%</text:p>
      <text:p text:style-name="P3">Picker: Requesting one delivery robot to bring the shelf 0</text:p>
      <text:p text:style-name="P2"><text:span text:style-name="T1">Delivery Robot: Bringing the requested Shelf to the Picker Picker :</text:span> Asking all the delivery robots if they are available.</text:p>
      <text:p text:style-name="P2"/>
      <text:p text:style-name="P2">TODO: Differentiate between the inform messages.</text:p>
      <text:p text:style-name="P2"/>
      <text:p text:style-name="P2">TODO: Place GETORDER at the appropriate place and change the name to be more specif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aka </meta:initial-creator>
    <meta:creation-date>2015-01-20T19:59:46</meta:creation-date>
    <dc:date>2015-01-20T21:32:15</dc:date>
    <dc:creator>menaka </dc:creator>
    <meta:editing-duration>PT16M38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1" meta:word-count="118" meta:character-count="1070" meta:non-whitespace-character-count="971"/>
  </office:meta>
</office:document-meta>
</file>